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fo:color="#009900" style:font-name="Liberation Sans" style:font-name-asian="Droid Sans Fallback" style:font-name-complex="FreeSans"/>
    </style:style>
    <style:style style:name="ce8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/>
      <style:text-properties style:font-family-generic="roman" fo:font-size="10pt" style:font-size-asian="10pt" style:font-size-complex="10pt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les.sto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7.003cm" svg:height="0.596cm" svg:x="20.74cm" svg:y="10.639cm" draw:caption-point-x="-13.078cm" draw:caption-point-y="-8.823cm">
              <dc:date>2014-10-21T00:00:00</dc:date>
              <text:p text:style-name="P1">Check whether to have – keep low priority</text:p>
            </office:annotation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845cm" svg:x="20.685cm" svg:y="12.445cm" draw:caption-point-x="-13.023cm" draw:caption-point-y="-10.178cm">
              <dc:date>2014-10-21T00:00:00</dc:date>
              <text:p text:style-name="P2"><text:span text:style-name="T1">Time between using consecutive magical powers = magic_spell_time</text:span></text:p>
              <text:p text:style-name="P2"><text:span text:style-name="T1">Impact of the magical power on oponent = magic_impact_time</text:span></text:p>
              <text:p text:style-name="P2"><text:span text:style-name="T1"/></text:p>
              <text:p text:style-name="P2"><text:span text:style-name="T1">magic_spell_time &gt;&gt; magic_impact_time</text:span></text:p>
            </office:annotation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2.907cm" svg:y="2.723cm" draw:caption-point-x="-12.087cm" draw:caption-point-y="-0.004cm">
              <dc:date>2014-10-21T00:00:00</dc:date>
              <text:p text:style-name="P1">hero should have comparatively lower damage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2.935cm" svg:y="3.573cm" draw:caption-point-x="-12.115cm" draw:caption-point-y="0.049cm">
              <dc:date>2014-10-21T00:00:00</dc:date>
              <text:p text:style-name="P3">Attack speed, movement speed, damage speed is lesser in comparison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5.71cm" svg:height="0.596cm" svg:x="20.712cm" svg:y="11.516cm" draw:caption-point-x="-13.05cm" draw:caption-point-y="-5.636cm">
              <dc:date>2014-10-21T00:00:00</dc:date>
              <text:p text:style-name="P1">Obviously to be used if using pistol</text:p>
            </office:annotation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9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5.689cm" svg:height="0.596cm" svg:x="20.651cm" svg:y="17.81cm" draw:caption-point-x="-9.831cm" draw:caption-point-y="2.971cm">
              <dc:date>2014-10-21T00:00:00</dc:date>
              <text:p text:style-name="P1">Obviously to be used if using pistol</text:p>
            </office:annotation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2.899cm" svg:height="0.596cm" svg:x="35.206cm" svg:y="12.338cm" draw:caption-point-x="-20.571cm" draw:caption-point-y="6.185cm">
              <dc:date>2014-10-20T00:00:00</dc:date>
              <text:p text:style-name="P4"><text:span text:style-name="T2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3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8:08:15.685708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1T23:00:18.065246653</dc:date>
    <meta:editing-duration>PT17H11M51S</meta:editing-duration>
    <meta:editing-cycles>118</meta:editing-cycles>
    <meta:generator>LibreOffice/4.2.6.3$Linux_X86_64 LibreOffice_project/420m0$Build-3</meta:generator>
    <meta:document-statistic meta:table-count="3" meta:cell-count="152" meta:object-count="0"/>
  </office:meta>
</office:document-meta>
</file>